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class">
      <style:graphic-properties draw:fill="solid" draw:fill-color="#00dcff" draw:auto-grow-height="false"/>
    </style:style>
    <style:style style:name="gr2" style:family="graphic" style:parent-style-name="class">
      <style:graphic-properties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7.5cm"/>
    </style:style>
    <style:style style:name="gr4" style:family="graphic" style:parent-style-name="class">
      <style:graphic-properties draw:fill="solid" draw:fill-color="#00dcff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class">
      <style:graphic-properties draw:fill="solid" draw:fill-color="#23ff23" draw:auto-grow-height="false"/>
    </style:style>
    <style:style style:name="gr7" style:family="graphic" style:parent-style-name="class">
      <style:graphic-properties draw:fill="solid" draw:fill-color="#23ff23" draw:auto-grow-height="fals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Thorndale AMT'" style:font-family-generic="roman" style:font-pitch="variable"/>
    </style:style>
    <style:style style:name="P3" style:family="paragraph">
      <style:paragraph-properties fo:text-align="center"/>
    </style:style>
    <style:style style:name="T1" style:family="text">
      <style:text-properties fo:font-family="'Thorndale AMT'" style:font-family-generic="roman" style:font-pitch="variable" fo:font-weight="bold" style:font-weight-asian="bold" style:font-weight-complex="bold"/>
    </style:style>
    <style:style style:name="T2" style:family="text">
      <style:text-properties fo:font-family="'Thorndale AMT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3" draw:layer="layout" svg:width="3.809cm" svg:height="0.763cm" svg:x="4.779cm" svg:y="4.837cm">
          <text:p text:style-name="P1">Collection</text:p>
          <draw:enhanced-geometry svg:viewBox="0 0 21600 21600" draw:type="rectangle" draw:enhanced-path="M 0 0 L 21600 0 21600 21600 0 21600 0 0 Z N"/>
        </draw:custom-shape>
        <draw:custom-shape draw:style-name="gr2" draw:id="id2" draw:layer="layout" svg:width="3.5cm" svg:height="1cm" svg:x="11cm" svg:y="3.5cm">
          <text:p text:style-name="P1">BEObject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1.5cm" svg:height="1cm" svg:x="1.5cm" svg:y="1.5cm">
          <draw:text-box>
            <text:p text:style-name="P1"><text:span text:style-name="T1">BEdita3</text:span><text:span text:style-name="T2"> objects/contents class diagram</text:span></text:p>
          </draw:text-box>
        </draw:frame>
        <draw:custom-shape draw:style-name="gr2" draw:id="id5" draw:layer="layout" svg:width="3.079cm" svg:height="0.763cm" svg:x="1.079cm" svg:y="7.237cm">
          <text:p text:style-name="P1">Publication</text:p>
          <draw:enhanced-geometry svg:viewBox="0 0 21600 21600" draw:type="rectangle" draw:enhanced-path="M 0 0 L 21600 0 21600 21600 0 21600 0 0 Z N"/>
        </draw:custom-shape>
        <draw:custom-shape draw:style-name="gr2" draw:id="id6" draw:layer="layout" svg:width="3.5cm" svg:height="0.763cm" svg:x="4.879cm" svg:y="7.937cm">
          <text:p text:style-name="P1">Newsletter</text:p>
          <draw:enhanced-geometry svg:viewBox="0 0 21600 21600" draw:type="rectangle" draw:enhanced-path="M 0 0 L 21600 0 21600 21600 0 21600 0 0 Z N"/>
        </draw:custom-shape>
        <draw:custom-shape draw:style-name="gr2" draw:id="id7" draw:layer="layout" svg:width="3cm" svg:height="0.763cm" svg:x="8.779cm" svg:y="7.3cm">
          <text:p text:style-name="P1">Sec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763cm" svg:x="1.5cm" svg:y="3.5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5cm" svg:height="1cm" svg:x="2.679cm" svg:y="3.5cm">
          <draw:text-box>
            <text:p text:style-name="P1"><text:span text:style-name="T2">Base class</text:span></text:p>
          </draw:text-box>
        </draw:frame>
        <draw:custom-shape draw:style-name="gr1" draw:text-style-name="P1" draw:id="id1" draw:layer="layout" svg:width="4.5cm" svg:height="1cm" svg:x="14.079cm" svg:y="7.5cm">
          <text:p text:style-name="P1">ContentBase</text:p>
          <draw:enhanced-geometry svg:viewBox="0 0 21600 21600" draw:type="rectangle" draw:enhanced-path="M 0 0 L 21600 0 21600 21600 0 21600 0 0 Z N"/>
        </draw:custom-shape>
        <draw:custom-shape draw:style-name="gr2" draw:id="id4" draw:layer="layout" svg:width="3.809cm" svg:height="0.763cm" svg:x="20.079cm" svg:y="2.737cm">
          <text:p text:style-name="P1">Link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6.329cm" svg:y1="7.5cm" svg:x2="12.75cm" svg:y2="4.5cm" draw:start-shape="id1" draw:start-glue-point="0" draw:end-shape="id2">
          <text:p text:style-name="P1"/>
        </draw:connector>
        <draw:connector draw:style-name="gr5" draw:text-style-name="P3" draw:layer="layout" svg:x1="8.588cm" svg:y1="5.218cm" svg:x2="12.75cm" svg:y2="4.5cm" draw:start-shape="id3" draw:end-shape="id2" draw:end-glue-point="2">
          <text:p text:style-name="P1"/>
        </draw:connector>
        <draw:connector draw:style-name="gr5" draw:text-style-name="P3" draw:layer="layout" svg:x1="20.079cm" svg:y1="3.118cm" svg:x2="14.5cm" svg:y2="4cm" draw:start-shape="id4">
          <text:p text:style-name="P1"/>
        </draw:connector>
        <draw:connector draw:style-name="gr5" draw:text-style-name="P3" draw:layer="layout" svg:x1="2.618cm" svg:y1="7.237cm" svg:x2="6.683cm" svg:y2="5.6cm" draw:start-shape="id5" draw:start-glue-point="0" draw:end-shape="id3" draw:end-glue-point="2">
          <text:p text:style-name="P1"/>
        </draw:connector>
        <draw:connector draw:style-name="gr5" draw:text-style-name="P3" draw:layer="layout" svg:x1="6.629cm" svg:y1="7.937cm" svg:x2="6.683cm" svg:y2="5.6cm" draw:start-shape="id6" draw:start-glue-point="0" draw:end-shape="id3" draw:end-glue-point="2">
          <text:p text:style-name="P1"/>
        </draw:connector>
        <draw:connector draw:style-name="gr5" draw:text-style-name="P3" draw:layer="layout" svg:x1="10.279cm" svg:y1="7.3cm" svg:x2="6.683cm" svg:y2="5.6cm" draw:start-shape="id7" draw:start-glue-point="0" draw:end-shape="id3" draw:end-glue-point="2">
          <text:p text:style-name="P1"/>
        </draw:connector>
        <draw:custom-shape draw:style-name="gr2" draw:id="id9" draw:layer="layout" svg:width="3.809cm" svg:height="0.763cm" svg:x="6.17cm" svg:y="11.637cm">
          <text:p text:style-name="P1">Comment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3cm" svg:height="1cm" svg:x="20.079cm" svg:y="10.7cm">
          <text:p text:style-name="P1">Content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1.579cm" svg:y1="10.7cm" svg:x2="16.329cm" svg:y2="8.5cm" draw:start-shape="id8" draw:start-glue-point="0" draw:end-shape="id1" draw:end-glue-point="2">
          <text:p text:style-name="P1"/>
        </draw:connector>
        <draw:connector draw:style-name="gr5" draw:text-style-name="P3" draw:layer="layout" svg:x1="8.074cm" svg:y1="11.637cm" svg:x2="16.329cm" svg:y2="8.5cm" draw:start-shape="id9" draw:start-glue-point="0" draw:end-shape="id1" draw:end-glue-point="2">
          <text:p text:style-name="P1"/>
        </draw:connector>
        <draw:custom-shape draw:style-name="gr2" draw:id="id10" draw:layer="layout" svg:width="2.5cm" svg:height="0.763cm" svg:x="25.679cm" svg:y="14.037cm">
          <text:p text:style-name="P1">Event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6.929cm" svg:y1="14.037cm" svg:x2="21.579cm" svg:y2="11.7cm" draw:start-shape="id10" draw:end-shape="id8" draw:end-glue-point="2">
          <text:p text:style-name="P1"/>
        </draw:connector>
        <draw:custom-shape draw:style-name="gr1" draw:text-style-name="P1" draw:id="id11" draw:layer="layout" svg:width="3cm" svg:height="1cm" svg:x="12.579cm" svg:y="12.2cm">
          <text:p text:style-name="P1">Strea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4.079cm" svg:y1="12.2cm" svg:x2="16.329cm" svg:y2="8.5cm" draw:start-shape="id11" draw:start-glue-point="0" draw:end-shape="id1" draw:end-glue-point="2">
          <text:p text:style-name="P1"/>
        </draw:connector>
        <draw:custom-shape draw:style-name="gr2" draw:id="id12" draw:layer="layout" svg:width="2.5cm" svg:height="0.763cm" svg:x="6.079cm" svg:y="15.237cm">
          <text:p text:style-name="P1">Audio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7.329cm" svg:y1="15.237cm" svg:x2="14.079cm" svg:y2="13.2cm" draw:start-shape="id12" draw:end-shape="id11" draw:end-glue-point="2">
          <text:p text:style-name="P1"/>
        </draw:connector>
        <draw:custom-shape draw:style-name="gr2" draw:id="id13" draw:layer="layout" svg:width="2.5cm" svg:height="0.763cm" svg:x="9.079cm" svg:y="15.237cm">
          <text:p text:style-name="P1">Video</text:p>
          <draw:enhanced-geometry svg:viewBox="0 0 21600 21600" draw:type="rectangle" draw:enhanced-path="M 0 0 L 21600 0 21600 21600 0 21600 0 0 Z N"/>
        </draw:custom-shape>
        <draw:custom-shape draw:style-name="gr2" draw:id="id14" draw:layer="layout" svg:width="2.5cm" svg:height="0.763cm" svg:x="15.079cm" svg:y="15.237cm">
          <text:p text:style-name="P1">Imag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0.329cm" svg:y1="15.237cm" svg:x2="14.079cm" svg:y2="13.2cm" draw:start-shape="id13" draw:start-glue-point="0" draw:end-shape="id11" draw:end-glue-point="2">
          <text:p text:style-name="P1"/>
        </draw:connector>
        <draw:connector draw:style-name="gr5" draw:text-style-name="P3" draw:layer="layout" svg:x1="16.329cm" svg:y1="15.237cm" svg:x2="14.079cm" svg:y2="13.2cm" draw:start-shape="id14" draw:start-glue-point="0" draw:end-shape="id11" draw:end-glue-point="2">
          <text:p text:style-name="P1"/>
        </draw:connector>
        <draw:custom-shape draw:style-name="gr2" draw:id="id15" draw:layer="layout" svg:width="3.809cm" svg:height="0.763cm" svg:x="2.17cm" svg:y="10.637cm">
          <text:p text:style-name="P1">ShortNews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.074cm" svg:y1="10.637cm" svg:x2="16.329cm" svg:y2="8.5cm" draw:start-shape="id15" draw:start-glue-point="0" draw:end-shape="id1" draw:end-glue-point="2">
          <text:p text:style-name="P1"/>
        </draw:connector>
        <draw:custom-shape draw:style-name="gr1" draw:text-style-name="P1" draw:id="id16" draw:layer="layout" svg:width="4.5cm" svg:height="1cm" svg:x="19.379cm" svg:y="14.7cm">
          <text:p text:style-name="P1">BaseDocument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1.629cm" svg:y1="14.7cm" svg:x2="21.579cm" svg:y2="11.7cm" draw:start-shape="id16" draw:start-glue-point="0" draw:end-shape="id8" draw:end-glue-point="2">
          <text:p text:style-name="P1"/>
        </draw:connector>
        <draw:custom-shape draw:style-name="gr2" draw:id="id17" draw:layer="layout" svg:width="3.5cm" svg:height="0.763cm" svg:x="19.879cm" svg:y="17.337cm">
          <text:p text:style-name="P1">Document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1.629cm" svg:y1="17.337cm" svg:x2="21.629cm" svg:y2="15.7cm" draw:start-shape="id17" draw:end-shape="id16" draw:end-glue-point="2">
          <text:p text:style-name="P1"/>
        </draw:connector>
        <draw:custom-shape draw:style-name="gr2" draw:id="id18" draw:layer="layout" svg:width="2.5cm" svg:height="0.763cm" svg:x="12.079cm" svg:y="15.237cm">
          <text:p text:style-name="P1">BEFil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3.329cm" svg:y1="15.237cm" svg:x2="14.079cm" svg:y2="13.2cm" draw:start-shape="id18" draw:start-glue-point="0" draw:end-shape="id11" draw:end-glue-point="2">
          <text:p text:style-name="P1"/>
        </draw:connector>
        <draw:custom-shape draw:style-name="gr2" draw:layer="layout" svg:width="3.809cm" svg:height="0.763cm" svg:x="20.079cm" svg:y="4.237cm">
          <text:p text:style-name="P1">GeoTag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office:forms form:automatic-focus="false" form:apply-design-mode="false"/>
        <draw:custom-shape draw:style-name="gr1" draw:text-style-name="P1" draw:id="id21" draw:layer="layout" svg:width="3.809cm" svg:height="0.763cm" svg:x="6.479cm" svg:y="5.4cm">
          <text:p text:style-name="P1">Collection</text:p>
          <draw:enhanced-geometry svg:viewBox="0 0 21600 21600" draw:type="rectangle" draw:enhanced-path="M 0 0 L 21600 0 21600 21600 0 21600 0 0 Z N"/>
        </draw:custom-shape>
        <draw:custom-shape draw:style-name="gr2" draw:id="id20" draw:layer="layout" svg:width="3.5cm" svg:height="1cm" svg:x="12.079cm" svg:y="3.5cm">
          <text:p text:style-name="P1">BEObject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1.5cm" svg:height="1cm" svg:x="1.5cm" svg:y="1.5cm">
          <draw:text-box>
            <text:p text:style-name="P1"><text:span text:style-name="T1">BEdita3</text:span><text:span text:style-name="T2"> objects/contents class diagram</text:span></text:p>
          </draw:text-box>
        </draw:frame>
        <draw:custom-shape draw:style-name="gr2" draw:id="id23" draw:layer="layout" svg:width="3.5cm" svg:height="0.863cm" svg:x="1.579cm" svg:y="8.137cm">
          <text:p text:style-name="P1">Publication</text:p>
          <draw:enhanced-geometry svg:viewBox="0 0 21600 21600" draw:type="rectangle" draw:enhanced-path="M 0 0 L 21600 0 21600 21600 0 21600 0 0 Z N"/>
        </draw:custom-shape>
        <draw:custom-shape draw:style-name="gr2" draw:id="id24" draw:layer="layout" svg:width="3.5cm" svg:height="0.763cm" svg:x="5.979cm" svg:y="8.9cm">
          <text:p text:style-name="P1">Newsletter</text:p>
          <draw:enhanced-geometry svg:viewBox="0 0 21600 21600" draw:type="rectangle" draw:enhanced-path="M 0 0 L 21600 0 21600 21600 0 21600 0 0 Z N"/>
        </draw:custom-shape>
        <draw:custom-shape draw:style-name="gr2" draw:id="id25" draw:layer="layout" svg:width="3cm" svg:height="0.763cm" svg:x="10.479cm" svg:y="8.137cm">
          <text:p text:style-name="P1">Sec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763cm" svg:x="1.5cm" svg:y="2.8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9cm" svg:height="1cm" svg:x="2.679cm" svg:y="2.8cm">
          <draw:text-box>
            <text:p text:style-name="P1"><text:span text:style-name="T2">Base classes</text:span></text:p>
          </draw:text-box>
        </draw:frame>
        <draw:custom-shape draw:style-name="gr1" draw:text-style-name="P1" draw:id="id19" draw:layer="layout" svg:width="2.9cm" svg:height="1cm" svg:x="16.579cm" svg:y="8.5cm">
          <text:p text:style-name="P1">Content</text:p>
          <draw:enhanced-geometry svg:viewBox="0 0 21600 21600" draw:type="rectangle" draw:enhanced-path="M 0 0 L 21600 0 21600 21600 0 21600 0 0 Z N"/>
        </draw:custom-shape>
        <draw:custom-shape draw:style-name="gr2" draw:id="id22" draw:layer="layout" svg:width="3.809cm" svg:height="0.763cm" svg:x="20.079cm" svg:y="2.737cm">
          <text:p text:style-name="P1">Link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8.029cm" svg:y1="8.5cm" svg:x2="13.829cm" svg:y2="4.5cm" draw:start-shape="id19" draw:start-glue-point="0" draw:end-shape="id20">
          <text:p text:style-name="P1"/>
        </draw:connector>
        <draw:connector draw:style-name="gr5" draw:text-style-name="P3" draw:layer="layout" svg:x1="10.288cm" svg:y1="5.781cm" svg:x2="13.829cm" svg:y2="4.5cm" draw:start-shape="id21" draw:end-shape="id20" draw:end-glue-point="2">
          <text:p text:style-name="P1"/>
        </draw:connector>
        <draw:connector draw:style-name="gr5" draw:text-style-name="P3" draw:layer="layout" svg:x1="20.079cm" svg:y1="3.118cm" svg:x2="15.579cm" svg:y2="4cm" draw:start-shape="id22" draw:end-shape="id20" draw:end-glue-point="1">
          <text:p text:style-name="P1"/>
        </draw:connector>
        <draw:connector draw:style-name="gr5" draw:text-style-name="P3" draw:layer="layout" svg:x1="3.329cm" svg:y1="8.137cm" svg:x2="8.383cm" svg:y2="6.163cm" draw:start-shape="id23" draw:start-glue-point="0" draw:end-shape="id21" draw:end-glue-point="2">
          <text:p text:style-name="P1"/>
        </draw:connector>
        <draw:connector draw:style-name="gr5" draw:text-style-name="P3" draw:layer="layout" svg:x1="7.729cm" svg:y1="8.9cm" svg:x2="8.383cm" svg:y2="6.163cm" draw:start-shape="id24" draw:start-glue-point="0" draw:end-shape="id21" draw:end-glue-point="2">
          <text:p text:style-name="P1"/>
        </draw:connector>
        <draw:connector draw:style-name="gr5" draw:text-style-name="P3" draw:layer="layout" svg:x1="11.979cm" svg:y1="8.137cm" svg:x2="8.383cm" svg:y2="6.163cm" draw:start-shape="id25" draw:start-glue-point="0" draw:end-shape="id21" draw:end-glue-point="2">
          <text:p text:style-name="P1"/>
        </draw:connector>
        <draw:custom-shape draw:style-name="gr2" draw:text-style-name="P1" draw:id="id26" draw:layer="layout" svg:width="3.409cm" svg:height="0.763cm" svg:x="9.67cm" svg:y="13.2cm">
          <text:p text:style-name="P1">Commen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1.374cm" svg:y1="13.2cm" svg:x2="18.029cm" svg:y2="9.5cm" draw:start-shape="id26" draw:start-glue-point="0" draw:end-shape="id19" draw:end-glue-point="2">
          <text:p text:style-name="P1"/>
        </draw:connector>
        <draw:custom-shape draw:style-name="gr2" draw:id="id27" draw:layer="layout" svg:width="2.5cm" svg:height="0.763cm" svg:x="25.579cm" svg:y="12.237cm">
          <text:p text:style-name="P1">Event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6.829cm" svg:y1="12.237cm" svg:x2="18.029cm" svg:y2="9.5cm" draw:start-shape="id27" draw:end-shape="id19" draw:end-glue-point="2">
          <text:p text:style-name="P1"/>
        </draw:connector>
        <draw:custom-shape draw:style-name="gr1" draw:text-style-name="P1" draw:id="id28" draw:layer="layout" svg:width="3cm" svg:height="0.8cm" svg:x="15.779cm" svg:y="12.7cm">
          <text:p text:style-name="P1">Strea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7.279cm" svg:y1="12.7cm" svg:x2="18.029cm" svg:y2="9.5cm" draw:start-shape="id28" draw:start-glue-point="0" draw:end-shape="id19" draw:end-glue-point="2">
          <text:p text:style-name="P1"/>
        </draw:connector>
        <draw:custom-shape draw:style-name="gr2" draw:id="id29" draw:layer="layout" svg:width="2.5cm" svg:height="0.763cm" svg:x="12.079cm" svg:y="16.937cm">
          <text:p text:style-name="P1">Audio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3.329cm" svg:y1="16.937cm" svg:x2="17.279cm" svg:y2="13.5cm" draw:start-shape="id29" draw:end-shape="id28" draw:end-glue-point="2">
          <text:p text:style-name="P1"/>
        </draw:connector>
        <draw:custom-shape draw:style-name="gr2" draw:id="id30" draw:layer="layout" svg:width="2.5cm" svg:height="0.763cm" svg:x="15.079cm" svg:y="16.937cm">
          <text:p text:style-name="P1">Video</text:p>
          <draw:enhanced-geometry svg:viewBox="0 0 21600 21600" draw:type="rectangle" draw:enhanced-path="M 0 0 L 21600 0 21600 21600 0 21600 0 0 Z N"/>
        </draw:custom-shape>
        <draw:custom-shape draw:style-name="gr2" draw:id="id31" draw:layer="layout" svg:width="2.5cm" svg:height="0.763cm" svg:x="21.079cm" svg:y="16.937cm">
          <text:p text:style-name="P1">Imag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6.329cm" svg:y1="16.937cm" svg:x2="17.279cm" svg:y2="13.5cm" draw:start-shape="id30" draw:start-glue-point="0" draw:end-shape="id28" draw:end-glue-point="2">
          <text:p text:style-name="P1"/>
        </draw:connector>
        <draw:connector draw:style-name="gr5" draw:text-style-name="P3" draw:layer="layout" svg:x1="22.329cm" svg:y1="16.937cm" svg:x2="17.279cm" svg:y2="13.5cm" draw:start-shape="id31" draw:start-glue-point="0" draw:end-shape="id28" draw:end-glue-point="2">
          <text:p text:style-name="P1"/>
        </draw:connector>
        <draw:custom-shape draw:style-name="gr2" draw:id="id32" draw:layer="layout" svg:width="3.809cm" svg:height="0.763cm" svg:x="6.579cm" svg:y="11.5cm">
          <text:p text:style-name="P1">ShortNews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8.483cm" svg:y1="11.5cm" svg:x2="18.029cm" svg:y2="9.5cm" draw:start-shape="id32" draw:start-glue-point="0" draw:end-shape="id19" draw:end-glue-point="2">
          <text:p text:style-name="P1"/>
        </draw:connector>
        <draw:custom-shape draw:style-name="gr2" draw:id="id33" draw:layer="layout" svg:width="3.5cm" svg:height="0.763cm" svg:x="21.679cm" svg:y="13.437cm">
          <text:p text:style-name="P1">Document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3.429cm" svg:y1="13.437cm" svg:x2="18.029cm" svg:y2="9.5cm" draw:start-shape="id33" draw:end-shape="id19" draw:end-glue-point="2">
          <text:p text:style-name="P1"/>
        </draw:connector>
        <draw:custom-shape draw:style-name="gr2" draw:id="id34" draw:layer="layout" svg:width="2.5cm" svg:height="0.763cm" svg:x="18.079cm" svg:y="16.937cm">
          <text:p text:style-name="P1">BEFil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9.329cm" svg:y1="16.937cm" svg:x2="17.279cm" svg:y2="13.5cm" draw:start-shape="id34" draw:start-glue-point="0" draw:end-shape="id28" draw:end-glue-point="2">
          <text:p text:style-name="P1"/>
        </draw:connector>
        <draw:custom-shape draw:style-name="gr6" draw:text-style-name="P1" draw:id="id35" draw:layer="layout" svg:width="3.809cm" svg:height="0.763cm" svg:x="20.079cm" svg:y="4.237cm">
          <text:p text:style-name="P1">GeoTag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3cm" svg:x="1.5cm" svg:y="4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4cm" svg:height="1cm" svg:x="2.679cm" svg:y="4cm">
          <draw:text-box>
            <text:p text:style-name="P1"><text:span text:style-name="T2">TODO classes</text:span></text:p>
          </draw:text-box>
        </draw:frame>
        <draw:custom-shape draw:style-name="gr6" draw:text-style-name="P1" draw:id="id36" draw:layer="layout" svg:width="3.809cm" svg:height="0.763cm" svg:x="20.079cm" svg:y="5.737cm">
          <text:p text:style-name="P1">Translation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0.079cm" svg:y1="4.618cm" svg:x2="15.579cm" svg:y2="4cm" draw:start-shape="id35" draw:start-glue-point="3" draw:end-shape="id20" draw:end-glue-point="1">
          <text:p text:style-name="P1"/>
        </draw:connector>
        <draw:connector draw:style-name="gr5" draw:text-style-name="P3" draw:layer="layout" svg:x1="20.079cm" svg:y1="6.118cm" svg:x2="15.579cm" svg:y2="4cm" draw:start-shape="id36" draw:start-glue-point="3" draw:end-shape="id20" draw:end-glue-point="1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it" fo:country="IT" style:font-family-asian="'Albany AMT'" style:font-family-generic-asian="system" style:font-pitch-asian="variable" style:font-size-asian="24pt" style:language-asian="zxx" style:country-asian="none" style:font-family-complex="'Albany AMT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lass" style:family="graphic" style:parent-style-name="standard">
      <style:graphic-properties draw:fill-color="#e6ff00" draw:textarea-horizontal-align="center" draw:textarea-vertical-align="middle"/>
      <style:paragraph-properties fo:text-align="center"/>
    </style:style>
    <style:style style:name="inheritance_20__28_public_29_" style:display-name="inheritance (public)" style:family="graphic" style:parent-style-name="standard">
      <style:graphic-properties draw:marker-start-width="0.203cm" draw:marker-end="Circle" draw:marker-end-width="0.203cm" draw:textarea-horizontal-align="center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0.579cm" fo:margin-right="0.57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8-25T18:30:06</meta:creation-date>
    <dc:date>2008-08-27T19:20:49</dc:date>
    <meta:editing-cycles>11</meta:editing-cycles>
    <meta:editing-duration>PT15H17M11S</meta:editing-duration>
    <meta:user-defined meta:name="Info 1"/>
    <meta:user-defined meta:name="Info 2"/>
    <meta:user-defined meta:name="Info 3"/>
    <meta:user-defined meta:name="Info 4"/>
    <meta:document-statistic meta:object-count="79"/>
  </office:meta>
</office:document-meta>
</file>